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Standard">
      <style:text-properties officeooo:paragraph-rsid="0fc8e1b1"/>
    </style:style>
    <style:style style:name="P86" style:family="paragraph" style:parent-style-name="Footnote">
      <style:text-properties officeooo:paragraph-rsid="0fd38088"/>
    </style:style>
    <style:style style:name="P87" style:family="paragraph" style:parent-style-name="Footnote">
      <style:text-properties officeooo:paragraph-rsid="0fde5261" fo:background-color="transparent"/>
    </style:style>
    <style:style style:name="P88" style:family="paragraph" style:parent-style-name="Standard">
      <style:text-properties officeooo:paragraph-rsid="0fdfc605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0pt" fo:language="en" fo:country="GB" fo:font-weight="normal" officeooo:rsid="0fd627e8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language="en" fo:country="GB"/>
    </style:style>
    <style:style style:name="T25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4" style:family="text">
      <style:text-properties fo:language="en" fo:country="GB" officeooo:rsid="0f28d107"/>
    </style:style>
    <style:style style:name="T255" style:family="text">
      <style:text-properties fo:language="en" fo:country="GB" officeooo:rsid="0fed6741"/>
    </style:style>
    <style:style style:name="T256" style:family="text">
      <style:text-properties officeooo:rsid="0f981b1c"/>
    </style:style>
    <style:style style:name="T257" style:family="text">
      <style:text-properties style:font-name="Liberation Mono" fo:font-size="8pt" style:font-size-asian="8pt" style:font-size-complex="8pt" loext:padding="0.049cm" loext:border="0.31pt solid #000000"/>
    </style:style>
    <style:style style:name="T25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9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2.04</text:user-field-get></text:span></text:span><text:span text:style-name="Strong_20_Emphasis"><text:span text:style-name="T122"><text:s/></text:span></text:span><text:span text:style-name="Strong_20_Emphasis"><text:span text:style-name="T127">LTS</text:span></text:span><text:span text:style-name="Strong_20_Emphasis"><text:span text:style-name="T123"><text:note text:id="ftn1" text:note-class="footnote"><text:note-citation>1</text:note-citation><text:note-body><text:p text:style-name="P83"><text:span text:style-name="T165">LTS stands for Long-Term Support, and this April </text:span><text:span text:style-name="Strong_20_Emphasis"><text:span text:style-name="T88"><text:user-field-get style:data-style-name="N0" text:name="Releaseyear">2022</text:user-field-get></text:span></text:span><text:span text:style-name="T167"><text:s/></text:span><text:span text:style-name="Strong_20_Emphasis"><text:span text:style-name="T170"><text:user-field-get text:name="Distro">Ubuntu</text:user-field-get></text:span></text:span><text:span text:style-name="T166"><text:s/></text:span><text:span text:style-name="T171"><text:user-field-get text:name="Version">22.04</text:user-field-get></text:span><text:span text:style-name="T171"><text:s/></text:span><text:span text:style-name="T172">LTS</text:span><text:span text:style-name="T171"> </text:span><text:span text:style-name="Strong_20_Emphasis"><text:span text:style-name="T97"><text:user-field-get text:name="Edition">Desktop</text:user-field-get></text:span></text:span><text:span text:style-name="T165"><text:s/>(codenamed </text:span><text:span text:style-name="T169">j</text:span><text:span text:style-name="T165">ammy) will be </text:span><text:span text:style-name="T168">supported</text:span><text:span text:style-name="T165"> for five years until April 2027.</text:span></text:p></text:note-body></text:note></text:span></text:span><text:span text:style-name="Strong_20_Emphasis"><text:span text:style-name="T124"> </text:span></text:span><text:span text:style-name="Strong_20_Emphasis"><text:span text:style-name="T125"><text:user-field-get text:name="Edition">Desktop</text:user-field-get></text:span></text:span><text:span text:style-name="Strong_20_Emphasis"><text:span text:style-name="T126">.</text:span></text:span></text:p>
      <text:p text:style-name="P20"/>
      <text:p text:style-name="P10"><text:span text:style-name="T144">Fill in the </text:span><text:span text:style-name="Strong_20_Emphasis"><text:span text:style-name="T57">text box</text:span></text:span><text:span text:style-name="T144"> behind the </text:span><text:span text:style-name="T153">underlined</text:span><text:span text:style-name="T145"> </text:span><text:span text:style-name="T144">words, see [explanation]:</text:span></text:p>
      <text:p text:style-name="P8"><text:span text:style-name="Definition"><text:span text:style-name="T253">user</text:span></text:span><text:span text:style-name="T204"><text:tab/><text:tab/></text:span><text:span text:style-name="T214"> <text:tab/><text:tab/><text:tab/> </text:span><text:span text:style-name="T205"><draw:control text:anchor-type="as-char" svg:y="-0.4cm" draw:z-index="5" draw:name="Gebruiker" draw:style-name="gr2" draw:text-style-name="P95" svg:width="6.4cm" svg:height="0.6cm" draw:control="control6"><svg:title>Gebruiker</svg:title><svg:desc>Volledige naam, bijv. Jan Stek</svg:desc></draw:control></text:span><text:span text:style-name="T205"><text:s text:c="2"/></text:span><text:span text:style-name="T206">[</text:span><text:span text:style-name="T213">F</text:span><text:span text:style-name="T207">ull </text:span><text:span text:style-name="T215">na</text:span><text:span text:style-name="T217">me,</text:span><text:span text:style-name="T215"> </text:span><text:span text:style-name="T217">e.g.</text:span><text:span text:style-name="T215"> </text:span><text:span text:style-name="T216">J</text:span><text:span text:style-name="T219">ohn Doe</text:span><text:span text:style-name="T223">]</text:span></text:p>
      <text:p text:style-name="P60"><text:span text:style-name="Definition"><text:span text:style-name="T221">USER</text:span></text:span><text:span text:style-name="Definition"><text:span text:style-name="T252">na</text:span></text:span><text:span text:style-name="Definition"><text:span text:style-name="T254">me</text:span></text:span><text:span text:style-name="T220"><text:tab/><text:tab/><text:tab/> </text:span><text:span text:style-name="T220"><draw:control text:anchor-type="as-char" svg:y="-0.4cm" draw:z-index="14" draw:name="Gberuikersnaam 2" draw:style-name="gr2" draw:text-style-name="P95" svg:width="6.4cm" svg:height="0.6cm" draw:control="control15"><svg:title>Gebruikersnaam</svg:title><svg:desc>Korte naam, bijv. jan</svg:desc></draw:control></text:span><text:span text:style-name="T220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4">j</text:span><text:span text:style-name="T137">oh</text:span><text:span text:style-name="T134">n</text:span><text:span text:style-name="T136">]</text:span></text:p>
      <text:p text:style-name="P7"><text:span text:style-name="Definition"><text:span text:style-name="T252">COMPUTERNA</text:span></text:span><text:span text:style-name="Definition"><text:span text:style-name="T254">me</text:span></text:span><text:span text:style-name="T224"><text:tab/> </text:span><text:span text:style-name="T252"><draw:control text:anchor-type="as-char" svg:y="-0.4cm" draw:z-index="6" draw:name="Computernaam" draw:style-name="gr2" draw:text-style-name="P95" svg:width="6.4cm" svg:height="0.6cm" draw:control="control7"><svg:title>Computernaam</svg:title><svg:desc>Unieke naam van de computer</svg:desc></draw:control></text:span><text:span text:style-name="T252"><text:s text:c="2"/></text:span><text:span text:style-name="T225">[</text:span><text:span text:style-name="T231">N</text:span><text:span text:style-name="T226">a</text:span><text:span text:style-name="T230">me of the</text:span><text:span text:style-name="T226"> compute</text:span><text:span text:style-name="T227">r, </text:span><text:span text:style-name="T230">e.g.</text:span><text:span text:style-name="T228"> </text:span><text:span text:style-name="T229">pc02</text:span><text:span text:style-name="T225">]</text:span></text:p>
      <text:p text:style-name="P11"><text:span text:style-name="Definition"><text:span text:style-name="T233">USER</text:span></text:span><text:span text:style-name="T232"><text:tab/><text:tab/></text:span><text:span text:style-name="T214"> <text:tab/><text:tab/><text:tab/> </text:span><text:span text:style-name="T205"><draw:control text:anchor-type="as-char" svg:y="-0.4cm" draw:z-index="11" draw:name="Gebruiker 1" draw:style-name="gr2" draw:text-style-name="P95" svg:width="6.4cm" svg:height="0.6cm" draw:control="control12"><svg:title>Gebruiker</svg:title><svg:desc>Volledige naam, bijv. Jan Stek</svg:desc></draw:control></text:span><text:span text:style-name="T205"><text:s text:c="2"/></text:span><text:span text:style-name="T206">[</text:span><text:span text:style-name="T213">F</text:span><text:span text:style-name="T208">ull </text:span><text:span text:style-name="T209">na</text:span><text:span text:style-name="T210">me</text:span><text:span text:style-name="T209"> possibly </text:span><text:span text:style-name="T212">2</text:span><text:span text:style-name="T246">nd</text:span><text:span text:style-name="T212"> </text:span><text:span text:style-name="T211">user</text:span><text:span text:style-name="T218">]</text:span></text:p>
      <text:p text:style-name="P88"><text:span text:style-name="Definition"><text:span text:style-name="T233">USERN</text:span></text:span><text:span text:style-name="Definition"><text:span text:style-name="T234">a</text:span></text:span><text:span text:style-name="Definition"><text:span text:style-name="T235">me</text:span></text:span><text:span text:style-name="Definition"><text:span text:style-name="T240"><text:tab/><text:tab/><text:tab/> </text:span></text:span><text:span text:style-name="T220"><draw:control text:anchor-type="as-char" svg:y="-0.4cm" draw:z-index="12" draw:name="Gberuikersnaam 1" draw:style-name="gr2" draw:text-style-name="P95" svg:width="6.4cm" svg:height="0.6cm" draw:control="control13"><svg:title>Gebruikersnaam</svg:title><svg:desc>Korte naam, bijv. jan</svg:desc></draw:control></text:span><text:span text:style-name="T220"><text:s text:c="2"/></text:span><text:span text:style-name="T237">[</text:span><text:span text:style-name="T239">U</text:span><text:span text:style-name="T238">ser</text:span><text:span text:style-name="T236"> </text:span><text:span text:style-name="T242">na</text:span><text:span text:style-name="T243">me</text:span><text:span text:style-name="T242"> possibly </text:span><text:span text:style-name="T245">2</text:span><text:span text:style-name="T247">nd</text:span><text:span text:style-name="T245"> </text:span><text:span text:style-name="T244">user</text:span><text:span text:style-name="T241">]</text:span></text:p>
      <text:p text:style-name="P9"><text:span text:style-name="T138">Replace the </text:span><text:span text:style-name="T152">underlined</text:span><text:span text:style-name="T138"> words in this checklist with those in the </text:span><text:span text:style-name="Strong_20_Emphasis"><text:span text:style-name="T29">te</text:span></text:span><text:span text:style-name="Strong_20_Emphasis"><text:span text:style-name="T45">x</text:span></text:span><text:span text:style-name="Strong_20_Emphasis"><text:span text:style-name="T29">t </text:span></text:span><text:span text:style-name="Strong_20_Emphasis"><text:span text:style-name="T45">box</text:span></text:span><text:span text:style-name="T138">.</text:span></text:p>
      <text:p text:style-name="P46"/>
      <text:p text:style-name="P46"/>
      <text:p text:style-name="P6"><text:span text:style-name="T148">Not yet on Linux?</text:span><text:span text:style-name="T139"><text:tab/></text:span><text:span text:style-name="T146"><text:tab/></text:span><text:span text:style-name="T147">Use</text:span><text:span text:style-name="T140"> </text:span><text:span text:style-name="Strong_20_Emphasis"><text:span text:style-name="T150">Checklist </text:span></text:span><text:span text:style-name="Strong_20_Emphasis"><text:span text:style-name="T151">transfer</text:span></text:span><text:span text:style-name="T140"> o</text:span><text:span text:style-name="T143">n</text:span><text:span text:style-name="T140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41"> </text:span><text:span text:style-name="T143">u</text:span><text:span text:style-name="T141">nder </text:span><text:span text:style-name="T149">Linux</text:span><text:span text:style-name="T142">.</text:span></text:p>
      <text:p text:style-name="P44"><text:span text:style-name="T173">New installation?</text:span><text:span text:style-name="T175"><text:tab/></text:span><text:span text:style-name="T177"></text:span><text:span text:style-name="T178"><text:tab/>Start at chapter</text:span><text:span text:style-name="T175"> </text:span><text:span text:style-name="T173"><text:bookmark-ref text:reference-format="page" text:ref-name="__RefNumPara__4009_1271708128">2</text:bookmark-ref></text:span><text:span text:style-name="T175"><text:s text:c="2"/></text:span><text:span text:style-name="T174"><text:bookmark-ref text:reference-format="text" text:ref-name="__RefNumPara__4009_1271708128">Perform installation</text:bookmark-ref></text:span><text:span text:style-name="T176">.</text:span></text:p>
      <text:p text:style-name="P27"/>
      <text:p text:style-name="P27"/>
      <text:list xml:id="list2757235715" text:style-name="L1">
        <text:list-item>
          <text:p text:style-name="P91"><text:bookmark-start text:name="__RefNumPara__4083_1271708128"/>Prepar<text:span text:style-name="T256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9" draw:name="Vorm3_0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18" draw:name="Vorm3_ 1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6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3"><text:span text:style-name="User_20_Entry"><text:span text:style-name="T89">Login any additional </text:span></text:span><text:span text:style-name="Definition"><text:span text:style-name="T251">USER</text:span></text:span><text:span text:style-name="User_20_Entry"><text:span text:style-name="T93">s</text:span></text:span><text:span text:style-name="User_20_Entry"><text:span text:style-name="T96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30">Install </text:span></text:span><text:span text:style-name="Strong_20_Emphasis"><text:span text:style-name="T58">Debian-</text:span></text:span><text:span text:style-name="Strong_20_Emphasis"><text:span text:style-name="T31">pa</text:span></text:span><text:span text:style-name="Strong_20_Emphasis"><text:span text:style-name="T46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2">P</text:span></text:span><text:span text:style-name="Strong_20_Emphasis"><text:span text:style-name="T31">ress the </text:span></text:span><text:span text:style-name="Strong_20_Emphasis"><text:span text:style-name="T119">Super</text:span></text:span><text:span text:style-name="Strong_20_Emphasis"><text:span text:style-name="T28"> </text:span></text:span><text:span text:style-name="Strong_20_Emphasis"><text:span text:style-name="T47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7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32">, </text:span></text:span><text:span text:style-name="Strong_20_Emphasis"><text:span text:style-name="T34">type</text:span></text:span><text:span text:style-name="Strong_20_Emphasis"><text:span text:style-name="T35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6"> </text:span></text:span><text:span text:style-name="Strong_20_Emphasis"><text:span text:style-name="T48">and click the </text:span></text:span><text:span text:style-name="Strong_20_Emphasis"><text:span text:style-name="T66">Terminal</text:span></text:span><text:span text:style-name="Strong_20_Emphasis"><text:span text:style-name="T48"> ico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1"><text:span text:style-name="T13">Type these two commands, each followed by the</text:span><text:span text:style-name="Strong_20_Emphasis"><text:span text:style-name="T36"> </text:span></text:span><text:span text:style-name="Strong_20_Emphasis"><text:span text:style-name="T12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2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119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8">Select </text:span></text:span><text:span text:style-name="Strong_20_Emphasis"><text:span text:style-name="T69">1 <text:s/>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1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7">Follow the instructions on the screen.</text:span></text:span></text:p>
          </table:table-cell>
        </table:table-row>
      </table:table>
      <text:p text:style-name="P16"/>
      <text:list xml:id="list131824321993903" text:continue-numbering="true" text:style-name="L1">
        <text:list-item>
          <text:p text:style-name="P9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0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4">Boot the computer from</text:span><text:span text:style-name="T162"><text:note text:id="ftn5" text:note-class="footnote"><text:note-citation>1</text:note-citation><text:note-body><text:p text:style-name="P87"><text:span text:style-name="T98">Boot menu/Setup via one of the </text:span><text:span text:style-name="T99">f</text:span><text:span text:style-name="T98">requently used keys:</text:span> <text:span text:style-name="T258">Esc</text:span><text:span text:style-name="T252">, </text:span><text:span text:style-name="T258">Delete</text:span><text:span text:style-name="T252">, </text:span><text:span text:style-name="T258">F1</text:span><text:span text:style-name="T252">, </text:span><text:span text:style-name="T258">F2</text:span><text:span text:style-name="T252">, </text:span><text:span text:style-name="T258">F9</text:span><text:span text:style-name="T252">, </text:span><text:span text:style-name="T258">F10</text:span><text:span text:style-name="T252">, </text:span><text:span text:style-name="T258">F11</text:span><text:span text:style-name="T252">, </text:span><text:span text:style-name="T255">or </text:span><text:span text:style-name="T258">F12</text:span><text:span text:style-name="T252">.</text:span></text:p></text:note-body></text:note></text:span><text:span text:style-name="T154"> an</text:span><text:span text:style-name="T158"> </text:span><text:span text:style-name="Strong_20_Emphasis"><text:span text:style-name="T130"><text:user-field-get text:name="Distro">Ubuntu</text:user-field-get></text:span></text:span><text:span text:style-name="T161"><text:s/></text:span><text:span text:style-name="T131"><text:user-field-get text:name="Version">22.04</text:user-field-get></text:span><text:span text:style-name="T131"><text:s/></text:span><text:span text:style-name="T132">LTS</text:span><text:span text:style-name="T81"> 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4"><text:span text:style-name="T18">From a Live USB stick you can boot and work with </text:span><text:span text:style-name="Strong_20_Emphasis"><text:span text:style-name="T170"><text:user-field-get text:name="Distro">Ubuntu</text:user-field-get></text:span></text:span><text:span text:style-name="Strong_20_Emphasis"><text:span text:style-name="T170"><text:s/></text:span></text:span><text:span text:style-name="T18">without modifying any files on the hard drive and also allows installation of </text:span><text:span text:style-name="Strong_20_Emphasis"><text:span text:style-name="T170"><text:user-field-get text:name="Distro">Ubuntu</text:user-field-get></text:span></text:span><text:span text:style-name="Strong_20_Emphasis"><text:span text:style-name="T170">.</text:span></text:span></text:p></text:note-body></text:note></text:span><text:span text:style-name="T154"> USB stick</text:span><text:span text:style-name="T82"><text:note text:id="ftn7" text:note-class="footnote"><text:note-citation>3</text:note-citation><text:note-body><text:p text:style-name="P86"><text:span text:style-name="Strong_20_Emphasis"><text:span text:style-name="T90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48">ubuntu.com</text:span></text:span></text:a><text:span text:style-name="Strong_20_Emphasis"><text:span text:style-name="T91">,</text:span></text:span><text:span text:style-name="Strong_20_Emphasis"><text:span text:style-name="T90"> click </text:span></text:span><text:span text:style-name="Strong_20_Emphasis"><text:span text:style-name="T92">consecutively </text:span></text:span><text:span text:style-name="Strong_20_Emphasis"><text:span text:style-name="T95">Download</text:span></text:span><text:span text:style-name="Strong_20_Emphasis"><text:span text:style-name="T92"> &gt; </text:span></text:span><text:span text:style-name="Strong_20_Emphasis"><text:span text:style-name="T95">Get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4"><text:user-field-get text:name="Edition">Desktop</text:user-field-get></text:span></text:span><text:span text:style-name="Strong_20_Emphasis"><text:span text:style-name="T90"><text:s/>&gt; </text:span></text:span><text:span text:style-name="Strong_20_Emphasis"><text:span text:style-name="T95">Download </text:span></text:span><text:span text:style-name="Strong_20_Emphasis"><text:span text:style-name="T94"><text:user-field-get text:name="Version">22.04</text:user-field-get></text:span></text:span><text:span text:style-name="Strong_20_Emphasis"><text:span text:style-name="T94">….</text:span></text:span><text:span text:style-name="Strong_20_Emphasis"><text:span text:style-name="T90"><text:line-break/></text:span></text:span><text:span text:style-name="Strong_20_Emphasis"><text:span text:style-name="T100">The next steps are described in </text:span></text:span><text:span text:style-name="Strong_20_Emphasis"><text:span text:style-name="T101">Linux informati</text:span></text:span><text:span text:style-name="Strong_20_Emphasis"><text:span text:style-name="T102">on</text:span></text:span><text:span text:style-name="Strong_20_Emphasis"><text:span text:style-name="T10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Strong_20_Emphasis"><text:span text:style-name="T100">, under </text:span></text:span><text:span text:style-name="Strong_20_Emphasis"><text:span text:style-name="T101">Linux</text:span></text:span><text:span text:style-name="Strong_20_Emphasis"><text:span text:style-name="T100">.</text:span>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3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0"><draw:control text:anchor-type="as-char" draw:z-index="15" draw:name="Vorm 5" draw:style-name="gr1" draw:text-style-name="P9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6">C</text:span><text:span text:style-name="T157">lick</text:span><text:span text:style-name="T156"> </text:span><text:span text:style-name="T160">In</text:span><text:span text:style-name="T159">stall Ubuntu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3">Follow the instructions on the </text:span></text:span><text:span text:style-name="Strong_20_Emphasis"><text:span text:style-name="T114">installation </text:span></text:span><text:span text:style-name="Strong_20_Emphasis"><text:span text:style-name="T113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30"><draw:control text:anchor-type="as-char" draw:z-index="13" draw:name="Vorm 1" draw:style-name="gr1" draw:text-style-name="P9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4">At</text:span><text:span text:style-name="T190"> </text:span><text:span text:style-name="T196">Who are you?</text:span><text:span text:style-name="Strong_20_Emphasis"><text:span text:style-name="T187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88">E</text:span></text:span><text:span text:style-name="T190">nter your </text:span><text:span text:style-name="T197">Your n</text:span><text:span text:style-name="T196">ame </text:span><text:span text:style-name="Definition"><text:span text:style-name="T14">USER</text:span></text:span><text:span text:style-name="Strong_20_Emphasis"><text:span text:style-name="T186">, <text:line-break/></text:span></text:span><text:span text:style-name="Strong_20_Emphasis"><text:span text:style-name="T192">Y</text:span></text:span><text:span text:style-name="Strong_20_Emphasis"><text:span text:style-name="T191">our computer</text:span></text:span><text:span text:style-name="Strong_20_Emphasis"><text:span text:style-name="T192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85">,<text:line-break/></text:span></text:span><text:span text:style-name="Strong_20_Emphasis"><text:span text:style-name="T193">Pick</text:span></text:span><text:span text:style-name="Strong_20_Emphasis"><text:span text:style-name="T191"> a username</text:span></text:span><text:span text:style-name="Strong_20_Emphasis"><text:span text:style-name="T185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85">, </text:span></text:span><text:span text:style-name="Strong_20_Emphasis"><text:span text:style-name="T189">and</text:span></text:span><text:span text:style-name="Strong_20_Emphasis"><text:span text:style-name="T185"><text:line-break/></text:span></text:span><text:span text:style-name="Strong_20_Emphasis"><text:span text:style-name="T184">enter a </text:span></text:span><text:span text:style-name="Strong_20_Emphasis"><text:span text:style-name="T195">password</text:span></text:span><text:span text:style-name="Strong_20_Emphasis"><text:span text:style-name="T184"> twice.</text:span></text:span></text:p>
          </table:table-cell>
        </table:table-row>
      </table:table>
      <text:p text:style-name="P47"><text:span text:style-name="Strong_20_Emphasis"><text:span text:style-name="T62"/></text:span></text:p>
      <text:list xml:id="list131824943182939" text:continue-numbering="true" text:style-name="L1">
        <text:list-item>
          <text:p text:style-name="P90"><text:span text:style-name="Strong_20_Emphasis"><text:span text:style-name="T80">Finish installation</text:span></text:span></text:p>
        </text:list-item>
      </text:list>
      <text:p text:style-name="P48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0"><draw:control text:anchor-type="as-char" draw:z-index="3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4">Log in as </text:span></text:span><text:span text:style-name="Definition"><text:span text:style-name="T11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7"><draw:control text:anchor-type="as-char" draw:z-index="20" draw:name="Vorm4_ 1" draw:style-name="gr1" draw:text-style-name="P9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5">Follow the instructions on the </text:span></text:span><text:span text:style-name="Strong_20_Emphasis"><text:span text:style-name="T116">welcome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0"><draw:control text:anchor-type="as-char" draw:z-index="7" draw:name="Vorm4_1" draw:style-name="gr1" draw:text-style-name="P9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30">Install </text:span></text:span><text:span text:style-name="Strong_20_Emphasis"><text:span text:style-name="T58">Debian-</text:span></text:span><text:span text:style-name="Strong_20_Emphasis"><text:span text:style-name="T31">pa</text:span></text:span><text:span text:style-name="Strong_20_Emphasis"><text:span text:style-name="T46">ckage</text:span></text:span><text:span text:style-name="Strong_20_Emphasis"><text:span text:style-name="T31"> kz</text:span></text:span><text:span text:style-name="Strong_20_Emphasis"><text:span text:style-name="T31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3">P</text:span></text:span><text:span text:style-name="Strong_20_Emphasis"><text:span text:style-name="T31">ress the </text:span></text:span><text:span text:style-name="Strong_20_Emphasis"><text:span text:style-name="T119">Super</text:span></text:span><text:span text:style-name="Strong_20_Emphasis"><text:span text:style-name="T28"> </text:span></text:span><text:span text:style-name="Strong_20_Emphasis"><text:span text:style-name="T47">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7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32">, </text:span></text:span><text:span text:style-name="Strong_20_Emphasis"><text:span text:style-name="T34">type</text:span></text:span><text:span text:style-name="Strong_20_Emphasis"><text:span text:style-name="T35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6"> </text:span></text:span><text:span text:style-name="Strong_20_Emphasis"><text:span text:style-name="T48">and click the </text:span></text:span><text:span text:style-name="Strong_20_Emphasis"><text:span text:style-name="T66">Terminal</text:span></text:span><text:span text:style-name="Strong_20_Emphasis"><text:span text:style-name="T48"> ico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65"><text:span text:style-name="T15">Type these two commands, each followed by the</text:span><text:span text:style-name="Strong_20_Emphasis"><text:span text:style-name="T36"> </text:span></text:span><text:span text:style-name="Strong_20_Emphasis"><text:span text:style-name="T12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0"><draw:control text:anchor-type="as-char" draw:z-index="4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4">P</text:span></text:span><text:span text:style-name="Strong_20_Emphasis"><text:span text:style-name="T42">ress the</text:span></text:span><text:span text:style-name="Strong_20_Emphasis"><text:span text:style-name="T41"> </text:span></text:span><text:span text:style-name="Strong_20_Emphasis"><text:span text:style-name="T119">Super</text:span></text:span><text:span text:style-name="Strong_20_Emphasis"><text:span text:style-name="T42"> key, type </text:span></text:span><text:span text:style-name="Strong_20_Emphasis"><text:span text:style-name="T70">menu</text:span></text:span><text:span text:style-name="Strong_20_Emphasis"><text:span text:style-name="T42"> and click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42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39">Se</text:span></text:span><text:span text:style-name="Strong_20_Emphasis"><text:span text:style-name="T49">lect</text:span></text:span><text:span text:style-name="Strong_20_Emphasis"><text:span text:style-name="T39"> </text:span></text:span><text:span text:style-name="Strong_20_Emphasis"><text:span text:style-name="T77">3</text:span></text:span><text:span text:style-name="Strong_20_Emphasis"><text:span text:style-name="T76"> <text:s/>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7">Follow the instructions on the screen.</text:span></text:span></text:p>
          </table:table-cell>
        </table:table-row>
      </table:table>
      <text:p text:style-name="P48"><text:span text:style-name="Strong_20_Emphasis"><text:span text:style-name="T24"><text:tab/></text:span></text:span></text:p>
      <text:p text:style-name="P49"><text:span text:style-name="Strong_20_Emphasis"><text:span text:style-name="T40"/></text:span></text:p>
      <text:p text:style-name="P50"><text:span text:style-name="Strong_20_Emphasis"><text:span text:style-name="T37"/></text:span></text:p>
      <text:list xml:id="list131824119082391" text:continue-numbering="true" text:style-name="L1">
        <text:list-item>
          <text:p text:style-name="P93"><text:span text:style-name="Strong_20_Emphasis"><text:span text:style-name="T17">P</text:span></text:span><text:span text:style-name="Strong_20_Emphasis"><text:span text:style-name="T198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0"><draw:control text:anchor-type="as-char" draw:z-index="8" draw:name="Vorm40_0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0"><draw:control text:anchor-type="as-char" draw:z-index="16" draw:name="Vorm40_ 1" draw:style-name="gr1" draw:text-style-name="P94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1">USER</text:span></text:span><text:span text:style-name="Strong_20_Emphasis"><text:span text:style-name="T43"><text:note text:id="ftn10" text:note-class="footnote"><text:note-citation>1</text:note-citation><text:note-body><text:p text:style-name="P64"><text:span text:style-name="User_20_Entry"><text:span text:style-name="T104">Login any additional </text:span></text:span><text:span text:style-name="Definition"><text:span text:style-name="T250">USER</text:span></text:span><text:span text:style-name="User_20_Entry"><text:span text:style-name="T103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7"><draw:control text:anchor-type="as-char" draw:z-index="21" draw:name="Vorm4_ 2" draw:style-name="gr1" draw:text-style-name="P94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17">Follow the instructions on the </text:span></text:span><text:span text:style-name="Strong_20_Emphasis"><text:span text:style-name="T118">welcome screens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0" draw:name="Vorm40_2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7" draw:name="Vorm40_ 2" draw:style-name="gr1" draw:text-style-name="P94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4">Set up the </text:span></text:span><text:span text:style-name="Strong_20_Emphasis"><text:span text:style-name="T56">user</text:span></text:span><text:span text:style-name="Strong_20_Emphasis"><text:span text:style-name="T44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5">P</text:span></text:span><text:span text:style-name="Strong_20_Emphasis"><text:span text:style-name="T44">ress the </text:span></text:span><text:span text:style-name="Strong_20_Emphasis"><text:span text:style-name="T119">Super</text:span></text:span><text:span text:style-name="Strong_20_Emphasis"><text:span text:style-name="T44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7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44">, type </text:span></text:span><text:span text:style-name="Strong_20_Emphasis"><text:span text:style-name="T71">menu</text:span></text:span><text:span text:style-name="Strong_20_Emphasis"><text:span text:style-name="T44"> and click on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0">Select</text:span></text:span><text:span text:style-name="Strong_20_Emphasis"><text:span text:style-name="T39"> </text:span></text:span><text:span text:style-name="Strong_20_Emphasis"><text:span text:style-name="T77">4 <text:s/></text:span></text:span><text:span text:style-name="Strong_20_Emphasis"><text:span text:style-name="T67">Provision user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7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2">End of checklist,</text:span><text:span text:style-name="T183"> </text:span><text:span text:style-name="Strong_20_Emphasis"><text:span text:style-name="T128"><text:user-field-get text:name="Distro">Ubuntu</text:user-field-get></text:span></text:span><text:span text:style-name="T181"><text:s/></text:span><text:span text:style-name="T179"><text:user-field-get text:name="Version">22.04</text:user-field-get></text:span><text:span text:style-name="T179"><text:s/></text:span><text:span text:style-name="T180">LTS</text:span><text:span text:style-name="Strong_20_Emphasis"><text:span text:style-name="T129"> </text:span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82">installation is complete.</text:span></text:p>
      <text:p text:style-name="P19"/>
      <text:p text:style-name="P12"><text:span text:style-name="Emphasis"><text:span text:style-name="T201">Written</text:span></text:span><text:span text:style-name="Emphasis"><text:span text:style-name="T199"> </text:span></text:span><text:span text:style-name="Emphasis"><text:span text:style-name="T201">by</text:span></text:span><text:span text:style-name="Emphasis"><text:span text:style-name="T19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0">Karel Zimmer</text:span></text:span></text:a><text:span text:style-name="Emphasis"><text:span text:style-name="T199">, </text:span></text:span><text:a xlink:type="simple" xlink:href="https://creativecommons.org/publicdomain/zero/1.0" text:style-name="Internet_20_link" text:visited-style-name="Visited_20_Internet_20_Link"><text:span text:style-name="Emphasis"><text:span text:style-name="T202">CC0 1.0 Universal</text:span></text:span></text:a><text:span text:style-name="Emphasis"><text:span text:style-name="T199">, </text:span></text:span><text:span text:style-name="Strong_20_Emphasis"><text:span text:style-name="T37"><text:user-field-get style:data-style-name="N0" text:name="Releaseyear">2022</text:user-field-get></text:span></text:span><text:span text:style-name="Strong_20_Emphasis"><text:span text:style-name="T37">-</text:span></text:span><text:span text:style-name="Strong_20_Emphasis"><text:span text:style-name="T37"><text:date style:data-style-name="N10111" text:date-value="2023-05-13T10:11:41.587769854" text:fixed="true">2023</text:date></text:span></text:span><text:span text:style-name="Emphasis"><text:span text:style-name="T20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2-05T13:18:23.757457179">05/12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2-05T13:18:23.623578867</dc:date>
    <meta:keyword>Installatie</meta:keyword>
    <meta:keyword>Checklist</meta:keyword>
    <meta:keyword>Linux</meta:keyword>
    <meta:editing-cycles>6823</meta:editing-cycles>
    <meta:editing-duration>P12DT3M54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2" meta:word-count="537" meta:character-count="3350" meta:non-whitespace-character-count="2843"/>
    <meta:user-defined meta:name="Info 1"/>
    <meta:user-defined meta:name="Info 2"/>
    <meta:user-defined meta:name="Info 3"/>
    <meta:user-defined meta:name="Info 4"/>
  </office:meta>
</office:document-meta>
</file>